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009abf" officeooo:paragraph-rsid="00009abf"/>
    </style:style>
    <style:style style:name="P2" style:family="paragraph" style:parent-style-name="Standard">
      <style:text-properties officeooo:rsid="00009abf" officeooo:paragraph-rsid="00010731"/>
    </style:style>
    <style:style style:name="P3" style:family="paragraph" style:parent-style-name="Standard">
      <style:text-properties officeooo:rsid="00009abf" officeooo:paragraph-rsid="0003f6d3"/>
    </style:style>
    <style:style style:name="T1" style:family="text">
      <style:text-properties officeooo:rsid="0003f6d3"/>
    </style:style>
    <style:style style:name="T2" style:family="text">
      <style:text-properties officeooo:rsid="000a51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叶文波</text:p>
      <text:p text:style-name="P1"/>
      <text:p text:style-name="P1">模块名：合同单价管理</text:p>
      <text:p text:style-name="P1"><text:s text:c="8"/>导航下拉名_1:合同单价管理</text:p>
      <text:p text:style-name="P1"><text:tab/> <text:s text:c="3"/>导航名_1：合同项目基本信息（从商务模块读取项目信息）</text:p>
      <text:p text:style-name="P1"><text:tab/><text:tab/>功能名字_1:列表 <text:s/>功能类型:网格 (有网格/树形/编辑可选)</text:p>
      <text:p text:style-name="P1"><text:tab/><text:tab/><text:tab/> <text:s text:c="2"/>字段名称_1:地区</text:p>
      <text:p text:style-name="P1"><text:tab/><text:tab/><text:tab/> <text:s text:c="2"/>字段名称_2:项目组</text:p>
      <text:p text:style-name="P1"><text:tab/><text:tab/><text:tab/> <text:s text:c="2"/>字段名称_3:项目内部名称</text:p>
      <text:p text:style-name="P1"><text:tab/><text:tab/><text:tab/> <text:s text:c="2"/>字段名称_4:派工项目名称</text:p>
      <text:p text:style-name="P1"><text:tab/><text:tab/><text:tab/> <text:s text:c="2"/>字段名称_5:派工合同号</text:p>
      <text:p text:style-name="P1"><text:tab/><text:tab/><text:tab/> <text:s text:c="2"/>字段名称_6:派工单编号</text:p>
      <text:p text:style-name="P1"><text:tab/><text:tab/><text:tab/> <text:s text:c="2"/>字段名称_7:开工时间</text:p>
      <text:p text:style-name="P1"><text:tab/><text:tab/><text:tab/> <text:s text:c="2"/>字段名称_8:完工时间</text:p>
      <text:p text:style-name="P1"><text:tab/><text:tab/><text:tab/> <text:s text:c="2"/>字段名称_9:完工时间（单位：个月）</text:p>
      <text:p text:style-name="P1"><text:tab/><text:tab/><text:tab/> <text:s text:c="2"/>字段名称_10:合同金额（单位：万元）</text:p>
      <text:p text:style-name="P1"><text:tab/><text:tab/><text:tab/> <text:s text:c="2"/>字段名称_11:派工单价</text:p>
      <text:p text:style-name="P1"><text:tab/><text:tab/><text:tab/> <text:s text:c="2"/>字段名称_12:合同规模数量</text:p>
      <text:p text:style-name="P1"><text:tab/><text:tab/><text:tab/> <text:s text:c="2"/>字段名称_13:回款周期</text:p>
      <text:p text:style-name="P1"><text:tab/><text:tab/><text:tab/> <text:s text:c="2"/>字段名称_14:重点性</text:p>
      <text:p text:style-name="P1"><text:tab/><text:tab/><text:tab/> <text:s text:c="2"/>字段名称_15:难易成度</text:p>
      <text:p text:style-name="P1"><text:tab/></text:p>
      <text:p text:style-name="P1"><text:tab/> <text:s text:c="4"/>导航名_2:合同单价资料</text:p>
      <text:p text:style-name="P1"><text:tab/><text:tab/><text:tab/>功能名字_1:列表 <text:s text:c="2"/>功能类型:网格 (有网格/树形/编辑可选)</text:p>
      <text:p text:style-name="P1"><text:tab/><text:tab/><text:tab/><text:tab/> <text:s text:c="2"/>字段名称_1:客户名称</text:p>
      <text:p text:style-name="P1"><text:tab/><text:tab/><text:tab/><text:tab/> <text:s text:c="2"/>字段名称_2:项目</text:p>
      <text:p text:style-name="P1"><text:tab/><text:tab/><text:tab/><text:tab/> <text:s text:c="2"/>字段名称_3:地区</text:p>
      <text:p text:style-name="P1"><text:tab/><text:tab/><text:tab/><text:tab/> <text:s text:c="2"/>字段名称_4:适用日期</text:p>
      <text:p text:style-name="P1"><text:tab/><text:tab/><text:tab/><text:tab/> <text:s text:c="2"/>字段名称_5:附件</text:p>
      <text:p text:style-name="P1"><text:tab/><text:tab/><text:tab/><text:tab/> <text:s text:c="2"/>字段名称_6:使用状态</text:p>
      <text:p text:style-name="P1"/>
      <text:p text:style-name="P1"><text:tab/><text:tab/><text:tab/>功能名字_2:添加 <text:s text:c="2"/>功能类型:添加 (有网格/树形/编辑可选)</text:p>
      <text:p text:style-name="P1"><text:tab/><text:tab/><text:tab/><text:tab/> <text:s text:c="2"/>字段名称_1:客户名称 <text:s/>标签类型：文本框 <text:s/>必填</text:p>
      <text:p text:style-name="P1"><text:tab/><text:tab/><text:tab/><text:tab/> <text:s text:c="2"/>字段名称_2:项目 <text:s text:c="5"/>标签类型：文本框 <text:s/>必填</text:p>
      <text:p text:style-name="P1"><text:tab/><text:tab/><text:tab/><text:tab/> <text:s text:c="2"/>字段名称_3:地区 <text:s text:c="5"/>标签类型：下拉框 <text:s/>必填</text:p>
      <text:p text:style-name="P1"><text:tab/><text:tab/><text:tab/><text:tab/> <text:s text:c="2"/>字段名称_4:适用日期 <text:s text:c="2"/>标签类型:(日期范围)日期框 <text:s/>必填 （至） 日期框 <text:s/>必填</text:p>
      <text:p text:style-name="P1"><text:tab/><text:tab/><text:tab/><text:tab/> <text:s text:c="2"/>字段名称_5:使用状态 <text:s text:c="2"/>标签类型：下拉框 <text:s/>必填（正常/过期）</text:p>
      <text:p text:style-name="P1"><text:tab/><text:tab/><text:tab/><text:tab/> <text:s text:c="2"/>字段名称_6:附件 <text:s text:c="5"/>标签类型：文件选择框</text:p>
      <text:p text:style-name="P1"><text:tab/><text:tab/><text:tab/><text:tab/> <text:s text:c="2"/></text:p>
      <text:p text:style-name="P1"><text:tab/><text:tab/><text:tab/>功能名字_3:编辑 <text:s text:c="2"/>功能类型:编辑 (有网格/树形/编辑可选)</text:p>
      <text:p text:style-name="P1"><text:tab/><text:tab/><text:tab/><text:tab/> <text:s text:c="2"/>字段名称_1:客户名称 <text:s/>标签类型：文本框 <text:s/>必填</text:p>
      <text:p text:style-name="P1"><text:tab/><text:tab/><text:tab/><text:tab/> <text:s text:c="2"/>字段名称_2:项目 <text:s text:c="5"/>标签类型：文本框 <text:s/>必填</text:p>
      <text:p text:style-name="P1"><text:tab/><text:tab/><text:tab/><text:tab/> <text:s text:c="2"/>字段名称_3:地区 <text:s text:c="5"/>标签类型：下拉框 <text:s/>必填</text:p>
      <text:p text:style-name="P1"><text:tab/><text:tab/><text:tab/><text:tab/> <text:s text:c="2"/>字段名称_4:适用日期 <text:s/>标签类型:(日期范围)日期框 <text:s/>必填 (至) 日期框 <text:s/>必填 <text:s text:c="2"/></text:p>
      <text:p text:style-name="P1"><text:tab/><text:tab/><text:tab/><text:tab/> <text:s text:c="2"/>字段名称_5:使用状态 <text:s text:c="2"/>标签类型：下拉框 <text:s/>必填（正常/过期）</text:p>
      <text:p text:style-name="P1"><text:soft-page-break/><text:tab/><text:tab/><text:tab/><text:tab/> <text:s text:c="2"/>字段名称_6:附件 <text:s text:c="5"/>标签类型：文件选择框</text:p>
      <text:p text:style-name="P1"/>
      <text:p text:style-name="P1"><text:tab/><text:tab/><text:tab/>功能名字_4：删除 功能类型：删除 <text:s/>选中一条数据删除。</text:p>
      <text:p text:style-name="P1"/>
      <text:p text:style-name="P1"><text:tab/><text:tab/><text:tab/>功能名字_5:附件上传 <text:s text:c="2"/>功能类型：附件上传 </text:p>
      <text:p text:style-name="P1"><text:tab/><text:tab/><text:tab/><text:tab/><text:tab/> <text:s/>选中一条数据，点击附件上传，弹出文件选择框，选择文件上传。</text:p>
      <text:p text:style-name="P1"/>
      <text:p text:style-name="P1"><text:tab/><text:tab/><text:tab/>功能名字_6:附件下载 <text:s text:c="2"/>功能类型：附件下载，选中一个附件，下载。</text:p>
      <text:p text:style-name="P1"/>
      <text:p text:style-name="P1"><text:tab/><text:tab/><text:tab/>功能名字_7:汇总 <text:s text:c="2"/>功能类型：汇总（根据地区/客户名称） </text:p>
      <text:p text:style-name="P1"><text:tab/><text:tab/><text:tab/><text:tab/> <text:s text:c="2"/>字段名称_1:地区 <text:s text:c="3"/>标签类型：文本框</text:p>
      <text:p text:style-name="P1"><text:tab/><text:tab/><text:tab/><text:tab/> <text:s text:c="2"/>字段名称_2:客户名称 <text:s/>标签类型：文本框</text:p>
      <text:p text:style-name="P1"><text:tab/><text:tab/><text:tab/><text:tab/><text:tab/></text:p>
      <text:p text:style-name="P1"><text:tab/><text:tab/><text:tab/>功能名字_8:搜索 <text:s text:c="2"/>功能类型：搜索（根据地区/客户名称）</text:p>
      <text:p text:style-name="P1"><text:tab/><text:tab/><text:tab/><text:tab/><text:tab/>字段名称_1：地区 <text:s text:c="5"/>标签类型：文本框 </text:p>
      <text:p text:style-name="P1"><text:tab/><text:tab/><text:tab/><text:tab/><text:tab/>字段名称_2：客户名称 <text:s text:c="2"/>标签类型：文本框</text:p>
      <text:p text:style-name="P1"><text:tab/><text:tab/><text:tab/><text:tab/></text:p>
      <text:p text:style-name="P1"/>
      <text:p text:style-name="P1"><text:tab/> <text:s text:c="3"/>导航名_3:节点标准</text:p>
      <text:p text:style-name="P1"><text:tab/><text:tab/>功能名字_1:列表 <text:s text:c="2"/>功能类型:网格 (有网格/树形/编辑可选)<text:tab/></text:p>
      <text:p text:style-name="P1"><text:tab/><text:tab/><text:tab/> <text:s text:c="2"/>字段名称_1:时间</text:p>
      <text:p text:style-name="P1"><text:tab/><text:tab/><text:tab/> <text:s text:c="2"/>字段名称_2:地区</text:p>
      <text:p text:style-name="P1"><text:tab/><text:tab/><text:tab/> <text:s text:c="2"/>字段名称_3:项目组</text:p>
      <text:p text:style-name="P1"><text:tab/><text:tab/><text:tab/> <text:s text:c="2"/>字段名称_4:项目内部名称</text:p>
      <text:p text:style-name="P1"><text:tab/><text:tab/><text:tab/> <text:s text:c="2"/>字段名称_5:派工项目名称</text:p>
      <text:p text:style-name="P1"><text:tab/><text:tab/><text:tab/> <text:s text:c="2"/>字段名称_6:派工单编号</text:p>
      <text:p text:style-name="P1"><text:tab/><text:tab/><text:tab/> <text:s text:c="2"/>字段名称_7:类别</text:p>
      <text:p text:style-name="P1"><text:tab/><text:tab/><text:tab/> <text:s text:c="2"/>字段名称_8:节点</text:p>
      <text:p text:style-name="P1"><text:tab/><text:tab/><text:tab/> <text:s text:c="2"/>字段名称_9:单位</text:p>
      <text:p text:style-name="P1"><text:tab/><text:tab/><text:tab/> <text:s text:c="2"/>字段名称_10:节点标准</text:p>
      <text:p text:style-name="P1"/>
      <text:p text:style-name="P1"><text:tab/><text:tab/>功能名字_2:添加 功能类型：添加 (有网格/树形/编辑可选)</text:p>
      <text:p text:style-name="P1"><text:tab/><text:tab/><text:tab/> <text:s/>字段名称_1:时间 标签类型：日期框</text:p>
      <text:p text:style-name="P1"><text:tab/><text:tab/><text:tab/> <text:s text:c="2"/>字段名称_2:地区 标签类型：下拉框</text:p>
      <text:p text:style-name="P1"><text:tab/><text:tab/><text:tab/> <text:s text:c="2"/>字段名称_3:项目组 标签类型：文本框 必填</text:p>
      <text:p text:style-name="P1"><text:tab/><text:tab/><text:tab/> <text:s text:c="2"/>字段名称_4:项目内部名称 <text:s/>标签类型：文本框 必填</text:p>
      <text:p text:style-name="P1"><text:tab/><text:tab/><text:tab/> <text:s text:c="2"/>字段名称_5:派工项目名称 <text:s/>标签类型：文本框 必填</text:p>
      <text:p text:style-name="P1"><text:tab/><text:tab/><text:tab/> <text:s text:c="2"/>字段名称_6:派工单编号 <text:s text:c="2"/>标签类型：文本框 必填</text:p>
      <text:p text:style-name="P1"><text:tab/><text:tab/><text:tab/> <text:s text:c="2"/>字段名称_7:类别 <text:s/>标签类型：下拉框（有效成本/无效成本）</text:p>
      <text:p text:style-name="P1"><text:tab/><text:tab/><text:tab/> <text:s text:c="2"/>字段名称_8:节点 <text:s/>标签类型：文本框 必填</text:p>
      <text:p text:style-name="P1"><text:tab/><text:tab/><text:tab/> <text:s text:c="2"/>字段名称_9:单位 <text:s/>标签类型：文本框 必填</text:p>
      <text:p text:style-name="P1"><text:tab/><text:tab/><text:tab/> <text:s text:c="2"/>字段名称_10:节点标准（数字）标签类型：数字框 <text:s/>必填</text:p>
      <text:p text:style-name="P1"/>
      <text:p text:style-name="P1"><text:tab/><text:tab/>功能名字_3:编辑 功能类型：编辑 (有网格/树形/编辑可选)</text:p>
      <text:p text:style-name="P1"><text:tab/><text:tab/><text:tab/> <text:s/>字段名称_1:时间 标签类型：日期框</text:p>
      <text:p text:style-name="P1"><text:tab/><text:tab/><text:tab/> <text:s text:c="2"/>字段名称_2:地区 标签类型：下拉框</text:p>
      <text:p text:style-name="P1"><text:tab/><text:tab/><text:tab/> <text:s text:c="2"/>字段名称_3:项目组 标签类型：文本框 必填</text:p>
      <text:p text:style-name="P1"><text:soft-page-break/><text:tab/><text:tab/><text:tab/> <text:s text:c="2"/>字段名称_4:项目内部名称 <text:s/>标签类型：文本框 必填</text:p>
      <text:p text:style-name="P1"><text:tab/><text:tab/><text:tab/> <text:s text:c="2"/>字段名称_5:派工项目名称 <text:s/>标签类型：文本框 必填</text:p>
      <text:p text:style-name="P1"><text:tab/><text:tab/><text:tab/> <text:s text:c="2"/>字段名称_6:派工单编号 <text:s text:c="2"/>标签类型：文本框 必填</text:p>
      <text:p text:style-name="P1"><text:tab/><text:tab/><text:tab/> <text:s text:c="2"/>字段名称_7:类别 <text:s text:c="3"/>标签类型：下拉框（有效成本/无效成本）</text:p>
      <text:p text:style-name="P1"><text:tab/><text:tab/><text:tab/> <text:s text:c="2"/>字段名称_8:节点 <text:s text:c="3"/>标签类型：文本框 必填</text:p>
      <text:p text:style-name="P1"><text:tab/><text:tab/><text:tab/> <text:s text:c="2"/>字段名称_9:单位 <text:s text:c="3"/>标签类型：文本框 必填</text:p>
      <text:p text:style-name="P1"><text:tab/><text:tab/><text:tab/> <text:s text:c="2"/>字段名称_10:节点标准 <text:s/>标签类型：数字框 <text:s/>必填</text:p>
      <text:p text:style-name="P1"/>
      <text:p text:style-name="P1"><text:tab/><text:tab/>功能名字_4：删除 功能类型：删除 <text:s/>选中一条数据删除。</text:p>
      <text:p text:style-name="P1"/>
      <text:p text:style-name="P1"><text:tab/><text:tab/>功能名字_5:汇总 <text:s/>功能类型：汇总（根据日期/地区/项目/节点）</text:p>
      <text:p text:style-name="P1"><text:tab/><text:tab/><text:tab/><text:tab/>字段名称_1:日期 <text:s/>标签类型：日期框</text:p>
      <text:p text:style-name="P1"><text:tab/><text:tab/><text:tab/><text:tab/>字段名称_2:地区 <text:s/>标签类型：文本框</text:p>
      <text:p text:style-name="P1"><text:tab/><text:tab/><text:tab/><text:tab/>字段名称_3:项目 <text:s/>标签类型：文本框</text:p>
      <text:p text:style-name="P1"><text:tab/><text:tab/><text:tab/><text:tab/>字段名称_4:节点 <text:s/>标签类型：文本框</text:p>
      <text:p text:style-name="P1"/>
      <text:p text:style-name="P1"><text:tab/><text:tab/>功能名字_6:搜索 <text:s text:c="2"/>功能类型：搜索(根据地区/项目)</text:p>
      <text:p text:style-name="P1"><text:tab/><text:tab/><text:tab/>字段名称_1:地区 <text:s/>标签类型：文本框</text:p>
      <text:p text:style-name="P1"><text:tab/><text:tab/><text:tab/>字段名称_2:项目 <text:s/>标签类型：文本框</text:p>
      <text:p text:style-name="P1"/>
      <text:p text:style-name="P1"/>
      <text:p text:style-name="P1"/>
      <text:p text:style-name="P1"/>
      <text:p text:style-name="P2">财务修改:</text:p>
      <text:p text:style-name="P3"><text:tab/>一、合同单价管理 <text:s/>添加功能</text:p>
      <text:p text:style-name="P3"><text:tab/><text:tab/><text:span text:style-name="T1">１.上传附件，下载附件，查看附件，删除附件</text:span></text:p>
      <text:p text:style-name="P3"><text:tab/><text:tab/><text:span text:style-name="T1">2.从商务项目合同模块中的基本信息　查询至　基本信息表中进行添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51:24.958592503</meta:creation-date>
    <dc:date>2017-06-26T16:34:35.353229719</dc:date>
    <meta:editing-duration>PT16M39S</meta:editing-duration>
    <meta:editing-cycles>4</meta:editing-cycles>
    <meta:generator>LibreOffice/5.1.6.2.0$Linux_X86_64 LibreOffice_project/10$Build-2</meta:generator>
    <meta:document-statistic meta:table-count="0" meta:image-count="0" meta:object-count="0" meta:page-count="3" meta:paragraph-count="103" meta:word-count="1633" meta:character-count="2574" meta:non-whitespace-character-count="1824"/>
  </office:meta>
</office:document-meta>
</file>